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spreadshee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4028" officeooo:paragraph-rsid="00154028"/>
    </style:style>
    <style:style style:name="P2" style:family="paragraph" style:parent-style-name="Standard">
      <style:paragraph-properties fo:text-align="justify" style:justify-single-word="false"/>
      <style:text-properties officeooo:rsid="00154028" officeooo:paragraph-rsid="00154028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54028" officeooo:paragraph-rsid="00154028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54028" officeooo:paragraph-rsid="00154028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54028" officeooo:paragraph-rsid="0015402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54028" officeooo:paragraph-rsid="00154028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615ac" officeooo:paragraph-rsid="001615a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615ac" officeooo:paragraph-rsid="001615ac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officeooo:rsid="00154028" officeooo:paragraph-rsid="00154028"/>
    </style:style>
    <style:style style:name="T1" style:family="text">
      <style:text-properties officeooo:rsid="001615ac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jercicios de Phtread</text:p>
      <text:p text:style-name="P7"/>
      <text:p text:style-name="P8">Alumno: <text:span text:style-name="T2">Sebastian Wilde Alarcón Arenas</text:span></text:p>
      <text:p text:style-name="P6"/>
      <text:p text:style-name="P6">PhThread – Matriz Vector</text:p>
      <text:p text:style-name="P1"/>
      <text:p text:style-name="P5"/>
      <text:p text:style-name="P3"><draw:frame draw:style-name="fr1" draw:name="Objeto2" text:anchor-type="paragraph" svg:width="15.804cm" svg:height="2.709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3">Análisis:</text:p>
      <text:p text:style-name="P2">Estos son los datos obtenidos del experimento, curiosamente el tiempo aumenta <text:span text:style-name="T1">para 8*8000000</text:span>, esto puede darse <text:span text:style-name="T1">debido a que </text:span>el sistema operativo puede realizar otros procesos lo que termina no siendo seguro, <text:span text:style-name="T1">pero con los otros dos datos se puede notar que se reduce el tiempo.</text:span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23:07:00.379577259</meta:creation-date>
    <dc:date>2016-09-21T01:41:12.155762919</dc:date>
    <meta:editing-duration>P0D</meta:editing-duration>
    <meta:editing-cycles>2</meta:editing-cycles>
    <meta:generator>LibreOffice/4.2.8.2$Linux_X86_64 LibreOffice_project/420m0$Build-2</meta:generator>
    <meta:document-statistic meta:table-count="0" meta:image-count="0" meta:object-count="1" meta:page-count="1" meta:paragraph-count="5" meta:word-count="58" meta:character-count="368" meta:non-whitespace-character-count="314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 table:number-columns-spanned="1" table:number-rows-spanned="3">
            <text:p>Thread</text:p>
          </table:table-cell>
          <table:table-cell table:style-name="ce1" office:value-type="string" calcext:value-type="string" table:number-columns-spanned="6" table:number-rows-spanned="1">
            <text:p>Dimensión de la matriz</text:p>
          </table:table-cell>
          <table:covered-table-cell table:number-columns-repeated="5"/>
        </table:table-row>
        <table:table-row table:style-name="ro1">
          <table:covered-table-cell table:style-name="ce1"/>
          <table:table-cell table:style-name="ce1" office:value-type="string" calcext:value-type="string" table:number-columns-spanned="2" table:number-rows-spanned="1">
            <text:p>8000000*8</text:p>
          </table:table-cell>
          <table:covered-table-cell/>
          <table:table-cell table:style-name="ce1" office:value-type="string" calcext:value-type="string" table:number-columns-spanned="2" table:number-rows-spanned="1">
            <text:p>8000*8000</text:p>
          </table:table-cell>
          <table:covered-table-cell/>
          <table:table-cell office:value-type="string" calcext:value-type="string" table:number-columns-spanned="2" table:number-rows-spanned="1">
            <text:p>8*8000000</text:p>
          </table:table-cell>
          <table:covered-table-cell/>
        </table:table-row>
        <table:table-row table:style-name="ro1">
          <table:covered-table-cell/>
          <table:table-cell office:value-type="string" calcext:value-type="string">
            <text:p>Time</text:p>
          </table:table-cell>
          <table:table-cell office:value-type="string" calcext:value-type="string">
            <text:p>Eff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f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48" calcext:value-type="float">
            <text:p>0.248</text:p>
          </table:table-cell>
          <table:table-cell table:formula="of:=[.B$4]/([.A4]*[.B4])" office:value-type="float" office:value="1" calcext:value-type="float">
            <text:p>1</text:p>
          </table:table-cell>
          <table:table-cell office:value-type="float" office:value="0.206" calcext:value-type="float">
            <text:p>0.206</text:p>
          </table:table-cell>
          <table:table-cell table:formula="of:=[.D$4]/([.C4]*[.D4])" office:value-type="float" office:value="1" calcext:value-type="float">
            <text:p>1</text:p>
          </table:table-cell>
          <table:table-cell office:value-type="float" office:value="0.209" calcext:value-type="float">
            <text:p>0.209</text:p>
          </table:table-cell>
          <table:table-cell table:formula="of:=[.F$4]/([.E4]*[.F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35" calcext:value-type="float">
            <text:p>0.235</text:p>
          </table:table-cell>
          <table:table-cell table:formula="of:=[.B$4]/([.A5]*[.B5])" office:value-type="float" office:value="0.527659574468085" calcext:value-type="float">
            <text:p>0.5276595745</text:p>
          </table:table-cell>
          <table:table-cell office:value-type="float" office:value="0.21" calcext:value-type="float">
            <text:p>0.21</text:p>
          </table:table-cell>
          <table:table-cell table:formula="of:=[.D$4]/([.A5]*[.D5])" office:value-type="float" office:value="0.490476190476191" calcext:value-type="float">
            <text:p>0.4904761905</text:p>
          </table:table-cell>
          <table:table-cell office:value-type="float" office:value="0.236" calcext:value-type="float">
            <text:p>0.236</text:p>
          </table:table-cell>
          <table:table-cell table:formula="of:=[.F$4]/([.A5]*[.F5])" office:value-type="float" office:value="0.442796610169491" calcext:value-type="float">
            <text:p>0.442796610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31" calcext:value-type="float">
            <text:p>0.131</text:p>
          </table:table-cell>
          <table:table-cell table:formula="of:=[.B$4]/([.A6]*[.B6])" office:value-type="float" office:value="0.473282442748092" calcext:value-type="float">
            <text:p>0.4732824427</text:p>
          </table:table-cell>
          <table:table-cell office:value-type="float" office:value="0.117" calcext:value-type="float">
            <text:p>0.117</text:p>
          </table:table-cell>
          <table:table-cell table:formula="of:=[.D$4]/([.A6]*[.D6])" office:value-type="float" office:value="0.44017094017094" calcext:value-type="float">
            <text:p>0.4401709402</text:p>
          </table:table-cell>
          <table:table-cell office:value-type="float" office:value="0.246" calcext:value-type="float">
            <text:p>0.246</text:p>
          </table:table-cell>
          <table:table-cell table:formula="of:=[.F$4]/([.A6]*[.F6])" office:value-type="float" office:value="0.21239837398374" calcext:value-type="float">
            <text:p>0.212398374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1">00/00/0000</text:date>, <text:time style:data-style-name="N2" text:time-value="23:26:36.5354463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